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size-complex="12pt"/>
    </style:style>
    <style:style style:name="P2" style:family="paragraph" style:parent-style-name="List_20_Paragraph">
      <style:text-properties style:font-name="Arial" fo:font-size="12pt" style:font-size-asian="12pt" style:font-size-complex="12pt"/>
    </style:style>
    <style:style style:name="P3" style:family="paragraph" style:parent-style-name="Normal" style:master-page-name="MP0">
      <style:paragraph-properties style:page-number="auto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List_20_Paragraph" style:list-style-name="L1">
      <style:text-properties style:font-name="Arial" fo:font-size="12pt" style:font-size-asian="12pt" style:font-size-complex="12pt"/>
    </style:style>
    <style:style style:name="P5" style:family="paragraph" style:parent-style-name="List_20_Paragraph" style:list-style-name="L1">
      <style:paragraph-properties fo:line-height="106%" fo:hyphenation-ladder-count="no-limit" style:vertical-align="auto"/>
      <style:text-properties style:font-name="Arial" fo:font-size="12pt" style:font-size-asian="12pt" style:font-size-complex="12pt" fo:hyphenate="true"/>
    </style:style>
    <style:style style:name="T1" style:family="text">
      <style:text-properties officeooo:rsid="00107803"/>
    </style:style>
    <style:style style:name="T2" style:family="text">
      <style:text-properties officeooo:rsid="0011e71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e exercise DDL and DML SQL commands:</text:p>
      <text:p text:style-name="P1">Using sale database, answer the following questions using SQL statements?</text:p>
      <text:p text:style-name="P1"/>
      <text:list xml:id="list1952876793" text:style-name="L1">
        <text:list-item>
          <text:p text:style-name="P4">List all customers with last name of smith and live in Area code 0181</text:p>
        </text:list-item>
        <text:list-item>
          <text:p text:style-name="P4">List all vendors but only if there are products with the quantity on hand less than double the min quantit<text:span text:style-name="T1">y</text:span></text:p>
        </text:list-item>
        <text:list-item>
          <text:p text:style-name="P4"><text:s/>List the products that are supplied by a vendor</text:p>
        </text:list-item>
        <text:list-item>
          <text:p text:style-name="P4">List the v_code of vendor<text:span text:style-name="T2">s</text:span> that provide products</text:p>
        </text:list-item>
        <text:list-item>
          <text:p text:style-name="P4">List the v_code of vendors that provide products without duplicate values</text:p>
        </text:list-item>
        <text:list-item>
          <text:p text:style-name="P4">List the V_CODE and V_NAME of vendors that provide products</text:p>
        </text:list-item>
        <text:list-item>
          <text:p text:style-name="P4">List the V_CODE and V_NAME of vendors that do not provide products</text:p>
        </text:list-item>
        <text:list-item>
          <text:p text:style-name="P4">Increase the width of P_PRICE column to nine digits</text:p>
        </text:list-item>
        <text:list-item>
          <text:p text:style-name="P4">Add a P_SALECODE column as CHAR(1)</text:p>
        </text:list-item>
        <text:list-item>
          <text:p text:style-name="P4">Delete the P_SALECODE column</text:p>
        </text:list-item>
        <text:list-item>
          <text:p text:style-name="P4">Create a view to list all products to order, that is the quantity on hand is less that the min quantity plus 10.</text:p>
        </text:list-item>
        <text:list-item>
          <text:p text:style-name="P5">Create composite index on V_CODE and P_CODE on PRODUCT table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US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bdel</meta:initial-creator>
    <meta:creation-date>2018-09-26T10:25:00Z</meta:creation-date>
    <dc:date>2018-10-04T14:18:50.376058560</dc:date>
    <meta:editing-cycles>3</meta:editing-cycles>
    <meta:editing-duration>PT29M44S</meta:editing-duration>
    <meta:document-statistic meta:table-count="0" meta:image-count="0" meta:object-count="0" meta:page-count="1" meta:paragraph-count="14" meta:word-count="165" meta:character-count="898" meta:non-whitespace-character-count="758"/>
    <meta:template xlink:type="simple" xlink:actuate="onRequest" xlink:title="" xlink:href="Normal"/>
  </office:meta>
</office:document-meta>
</file>